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4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3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4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4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42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43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44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5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5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5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63" style:family="paragraph" style:parent-style-name="Table_20_Contents">
      <style:text-properties fo:font-size="8pt" style:font-size-asian="8pt" style:font-size-complex="8pt"/>
    </style:style>
    <style:style style:name="P64" style:family="paragraph" style:parent-style-name="Table_20_Contents">
      <style:text-properties fo:font-size="4pt" style:font-size-asian="4pt" style:font-size-complex="4pt"/>
    </style:style>
    <style:style style:name="P65" style:family="paragraph" style:parent-style-name="Standard">
      <style:text-properties fo:font-size="2pt" style:font-size-asian="2pt" style:font-size-complex="2pt"/>
    </style:style>
    <style:style style:name="P66" style:family="paragraph" style:parent-style-name="Standard">
      <style:text-properties style:font-name="Lucida Sans" fo:font-size="14pt" style:font-size-asian="14pt" style:font-size-complex="14pt"/>
    </style:style>
    <style:style style:name="P67" style:family="paragraph" style:parent-style-name="Standard">
      <style:text-properties officeooo:paragraph-rsid="002a5127"/>
    </style:style>
    <style:style style:name="P6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0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7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56c4c"/>
    </style:style>
    <style:style style:name="T44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8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><text:text-input text:description="&lt;line[0].document_number&gt;">21654321613</text:text-input></text:p>
                </table:table-cell>
                <table:table-cell table:style-name="Table3.A1" office:value-type="string">
                  <text:p text:style-name="P23"><text:span text:style-name="T44"><text:text-input text:description="&lt;if test=&quot;line[0].date_maturity&quot;&gt;">If</text:text-input></text:span><text:span text:style-name="T44"><text:text-input text:description="&lt;formatLang(line[0].date_maturity,date=True)&gt;">19/12/1984</text:text-input></text:span><text:span text:style-name="T44"><text:text-input text:description="&lt;/if&gt;">/If</text:text-input></text:span></text:p>
                </table:table-cell>
                <table:table-cell table:style-name="Table3.A1" office:value-type="string">
                  <text:p text:style-name="P24"><text:text-input text:description="&lt;formatLang(line[1])&gt;">21654321613</text:text-input></text:p>
                </table:table-cell>
                <table:table-cell table:style-name="Table3.A1" office:value-type="string">
                  <text:p text:style-name="P24"><text:text-input text:description="&lt;formatLang(line[0].amount_residual)&gt;">216543216</text:text-input></text:p>
                </table:table-cell>
              </table:table-row>
              <table:table-row>
                <table:table-cell table:style-name="Table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7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5">A cuenta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6"><text:text-input text:description="&lt;formatLang(o.keepopen_amount)&gt;">a cuenta</text:text-input></text:p>
                </table:table-cell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table:number-columns-spanned="4" office:value-type="string">
                  <text:p text:style-name="P29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8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31"><text:text-input text:description="&lt;o.comment&gt;">Comment</text:text-input></text:p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6"><text:text-input text:description="&lt;formatLang(o.writeoff_amount)&gt;">ajuste</text:text-input></text:p>
                </table:table-cell>
                <table:table-cell table:style-name="Table3.A1" office:value-type="string">
                  <text:p text:style-name="P25"/>
                </table:table-cell>
              </table:table-row>
              <table:table-row>
                <table:table-cell table:style-name="Table3.A1" table:number-columns-spanned="4" office:value-type="string">
                  <text:p text:style-name="P30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2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8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9"><text:text-input text:description="&lt;line.number&gt;">21654321613</text:text-input></text:p>
                </table:table-cell>
                <table:table-cell office:value-type="string">
                  <text:p text:style-name="P19"><text:text-input text:description="&lt;line.bank_id.name&gt;">21654321613</text:text-input></text:p>
                </table:table-cell>
                <table:table-cell office:value-type="string">
                  <text:p text:style-name="P19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19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2"/>
          </table:table-cell>
        </table:table-row>
        <table:table-row table:style-name="Table2.1">
          <table:table-cell table:style-name="Table2.A1" office:value-type="string">
            <text:p text:style-name="P18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8"/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6cm" style:rel-column-width="3451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882cm" style:rel-column-width="2752*"/>
    </style:style>
    <style:style style:name="Tabla6.F" style:family="table-column">
      <style:table-column-properties style:column-width="0.988cm" style:rel-column-width="3082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999cm" style:rel-column-width="9357*"/>
    </style:style>
    <style:style style:name="Tabla6.I" style:family="table-column">
      <style:table-column-properties style:column-width="0.688cm" style:rel-column-width="2146*"/>
    </style:style>
    <style:style style:name="Tabla6.J" style:family="table-column">
      <style:table-column-properties style:column-width="3.193cm" style:rel-column-width="9962*"/>
    </style:style>
    <style:style style:name="Tabla6.K" style:family="table-column">
      <style:table-column-properties style:column-width="1.304cm" style:rel-column-width="406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C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7f768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6pt" fo:letter-spacing="-0.012cm" fo:font-weight="normal" officeooo:rsid="00562cbb" officeooo:paragraph-rsid="0057f768" fo:background-color="transparent" style:font-size-asian="6pt" style:font-weight-asian="normal" style:font-name-complex="Lucida Sans" style:font-size-complex="6pt" style:font-weight-complex="normal"/>
    </style:style>
    <style:style style:name="MP46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8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9" style:family="paragraph" style:parent-style-name="Table_20_Contents">
      <style:text-properties fo:font-size="4pt" style:font-size-asian="4pt" style:font-size-complex="4pt"/>
    </style:style>
    <style:style style:name="MP50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1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1b2caa" style:font-size-asian="9pt" style:font-weight-asian="bold" style:font-name-complex="Lucida Sans" style:font-size-complex="9pt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1b2caa" style:font-size-asian="9pt" style:font-size-complex="9pt"/>
    </style:style>
    <style:style style:name="MP5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fo:letter-spacing="-0.007cm" fo:font-style="normal" officeooo:rsid="001c3d3e" style:font-style-asian="normal" style:font-style-complex="normal"/>
    </style:style>
    <style:style style:name="MT37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9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0" style:family="text"/>
    <style:style style:name="MT41" style:family="text">
      <style:text-properties fo:color="#221f1f" style:text-position="-5% 100%" fo:letter-spacing="-0.007cm" fo:font-style="normal" officeooo:rsid="001b2caa" style:font-style-asian="normal" style:font-style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print_number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o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><text:text-input text:description="&lt;formatLang(o.total_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><text:text-input text:description="&lt;formatLang(o.check_amount)&gt;">9.999,50</text:text-input></text:p>
              <text:p text:style-name="MP41"><text:text-input text:description="&lt;formatLang(o.bank_amount)&gt;">9.999,50</text:text-input></text:p>
              <text:p text:style-name="MP41"><text:text-input text:description="&lt;formatLang(o.cash_amount)&gt;">9.999,50</text:text-input></text:p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2"><text:span text:style-name="MT36">OBSERVACIONES</text:span>: </text:p>
              <text:p text:style-name="MP43"><text:placeholder text:placeholder-type="text">&lt;if test="o.comment"&gt;</text:placeholder></text:p>
              <text:p text:style-name="MP43"><text:placeholder text:placeholder-type="text">&lt;for each="nl in o.comment.split('\n') or []"&gt;</text:placeholder></text:p>
              <text:p text:style-name="MP44"><text:placeholder text:placeholder-type="text">&lt;nl&gt;</text:placeholder></text:p>
              <text:p text:style-name="MP43"><text:placeholder text:placeholder-type="text">&lt;/for&gt;</text:placeholder></text:p>
              <text:p text:style-name="MP4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6">TOTAL</text:p>
            </table:table-cell>
            <table:covered-table-cell/>
            <table:table-cell table:style-name="Tabla6.C1" office:value-type="string">
              <text:p text:style-name="MP47"><text:text-input text:description="&lt;formatLang(o.total_amount)&gt;">9.999,50</text:text-input></text:p>
            </table:table-cell>
            <table:table-cell table:style-name="Tabla6.A1" office:value-type="string">
              <text:p text:style-name="MP48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office:value-type="string">
              <text:p text:style-name="MP49"/>
            </table:table-cell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  <table:table-cell table:style-name="Tabla6.A1" table:number-columns-spanned="2" office:value-type="string">
              <text:p text:style-name="MP49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0"><text:span text:style-name="Fuente_20_de_20_párrafo_20_predeter."><text:span text:style-name="MT37"/></text:span></text:p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D6" table:number-columns-spanned="7" office:value-type="string">
              <text:p text:style-name="MP51"><text:span text:style-name="Fuente_20_de_20_párrafo_20_predeter."><text:span text:style-name="MT38">So</text:span></text:span><text:span text:style-name="Fuente_20_de_20_párrafo_20_predeter."><text:span text:style-name="MT39">n</text:span></text:span><text:span text:style-name="Fuente_20_de_20_párrafo_20_predeter."><text:span text:style-name="MT37">: </text:span></text:span><text:span text:style-name="Fuente_20_de_20_párrafo_20_predeter."><text:span text:style-name="MT37"><text:text-input text:description="&lt;number_to_string(o.total_amount)&gt;">Son pesos: dos mil trecientos cuarenta y cuatro con cincuenta centavos</text:text-input></text:span></text:span><text:span text:style-name="Fuente_20_de_20_párrafo_20_predeter."><text:span text:style-name="MT37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0"/>
            </table:table-cell>
          </table:table-row>
          <table:table-row table:style-name="Tabla6.7">
            <table:table-cell table:style-name="Tabla6.A1" table:number-columns-spanned="2" office:value-type="string">
              <text:p text:style-name="MP52"><text:span text:style-name="Fuente_20_de_20_párrafo_20_predeter."/></text:p>
            </table:table-cell>
            <table:covered-table-cell/>
            <table:table-cell table:style-name="Tabla6.C7" table:number-columns-spanned="2" office:value-type="string">
              <text:p text:style-name="MP53"><text:s text:c="34"/></text:p>
              <text:p text:style-name="MP54"><text:span text:style-name="Fuente_20_de_20_párrafo_20_predeter."><text:span text:style-name="MT41">Firma</text:span></text:span></text:p>
            </table:table-cell>
            <table:covered-table-cell/>
            <table:table-cell table:style-name="Tabla6.A1" office:value-type="string">
              <text:p text:style-name="MP55"/>
            </table:table-cell>
            <table:table-cell table:style-name="Tabla6.C7" table:number-columns-spanned="3" office:value-type="string">
              <text:p text:style-name="MP56"><text:span text:style-name="Fuente_20_de_20_párrafo_20_predeter."><text:span text:style-name="MT42"><text:s text:c="34"/></text:span></text:span></text:p>
              <text:p text:style-name="MP57"><text:span text:style-name="Fuente_20_de_20_párrafo_20_predeter."><text:span text:style-name="MT42"><text:s text:c="34"/></text:span></text:span></text:p>
              <text:p text:style-name="MP58"><text:span text:style-name="Fuente_20_de_20_párrafo_20_predeter."><text:span text:style-name="MT43">Aclaración</text:span></text:span></text:p>
            </table:table-cell>
            <table:covered-table-cell/>
            <table:covered-table-cell/>
            <table:table-cell table:style-name="Tabla6.C7" office:value-type="string">
              <text:p text:style-name="MP56"/>
            </table:table-cell>
            <table:table-cell table:style-name="Tabla6.A1" table:number-columns-spanned="2" office:value-type="string">
              <text:p text:style-name="MP55"/>
            </table:table-cell>
            <table:covered-table-cell/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19T21:40:09.864006941</dc:date>
    <meta:editing-duration>P2DT4H3M21S</meta:editing-duration>
    <meta:editing-cycles>411</meta:editing-cycles>
    <meta:generator>LibreOffice/4.2.6.3$Linux_X86_64 LibreOffice_project/420m0$Build-3</meta:generator>
    <meta:document-statistic meta:table-count="7" meta:image-count="0" meta:object-count="0" meta:page-count="1" meta:paragraph-count="78" meta:word-count="297" meta:character-count="1794" meta:non-whitespace-character-count="1621"/>
  </office:meta>
</office:document-meta>
</file>